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tas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Endereço de emai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Nome do Curso</text:p>
          </table:table-cell>
          <table:table-cell office:value-type="string" calcext:value-type="string">
            <text:p>Matrícula</text:p>
          </table:table-cell>
          <table:table-cell office:value-type="string" calcext:value-type="string">
            <text:p>Tarefa: Prova de UML - antiga (Real)</text:p>
          </table:table-cell>
          <table:table-cell office:value-type="string" calcext:value-type="string">
            <text:p>Tarefa: Prova de UML - entrega em 27/06/2023 (Real)</text:p>
          </table:table-cell>
          <table:table-cell office:value-type="string" calcext:value-type="string">
            <text:p>Fórum: Levantamento de requisitos para máquina de café expresso - até 20/03/2023 (Real)</text:p>
          </table:table-cell>
          <table:table-cell office:value-type="string" calcext:value-type="string">
            <text:p>Fórum: Levantamento de requisitos para o sistema da biblioteca da UFSC - até 27/03/2023 (Real)</text:p>
          </table:table-cell>
          <table:table-cell office:value-type="string" calcext:value-type="string">
            <text:p>Fórum: Diagrama de casos de uso para a biblioteca - até 10/04/2023 (Real)</text:p>
          </table:table-cell>
          <table:table-cell office:value-type="string" calcext:value-type="string">
            <text:p>Fórum: Diagrama de atividades - empréstimo da biblioteca - até 17/04/2023 (Real)</text:p>
          </table:table-cell>
          <table:table-cell office:value-type="string" calcext:value-type="string">
            <text:p>Fórum: Diagrama de atividade para a máquina de refrigerantes - até 24/04/2023 (Real)</text:p>
          </table:table-cell>
          <table:table-cell office:value-type="string" calcext:value-type="string">
            <text:p>Fórum: Diagrama de estados para os estados do livro na biblioteca - até 06/05/2023 (Real)</text:p>
          </table:table-cell>
          <table:table-cell office:value-type="string" calcext:value-type="string">
            <text:p>Fórum: Diagrama de classes - reserva de livro da biblioteca - até 15/05/2023 (Real)</text:p>
          </table:table-cell>
          <table:table-cell office:value-type="string" calcext:value-type="string">
            <text:p>Fórum: Diagrama de classes - empréstimo de livro da biblioteca - até 22/05/2023 (Real)</text:p>
          </table:table-cell>
          <table:table-cell office:value-type="string" calcext:value-type="string">
            <text:p>Fórum: Diagrama de classes do SiCAd - até 29/05 (Real)</text:p>
          </table:table-cell>
          <table:table-cell office:value-type="string" calcext:value-type="string">
            <text:p>Fórum: Diagrama de sequência para consulta ao saldo - até dia 05/06 (Real)</text:p>
          </table:table-cell>
          <table:table-cell office:value-type="string" calcext:value-type="string">
            <text:p>Fórum: Diagrama de sequência - reserva da biblioteca - até 12/06 (Real)</text:p>
          </table:table-cell>
          <table:table-cell office:value-type="string" calcext:value-type="string">
            <text:p>Fórum: Diagrama de casos de uso para a máquina de refrigerantes - até 17/05 (Real)</text:p>
          </table:table-cell>
          <table:table-cell office:value-type="string" calcext:value-type="string">
            <text:p>Fórum: Casos de uso + cenários da máquina de refrigerantes (Real)</text:p>
          </table:table-cell>
          <table:table-cell office:value-type="string" calcext:value-type="string">
            <text:p>Fórum: Diagrama de estados - máquina de refrigerantes - até 21/06 (Real)</text:p>
          </table:table-cell>
          <table:table-cell office:value-type="string" calcext:value-type="string">
            <text:p>Fórum: Diagrama de sequência - empréstimo da biblioteca - até 11/03 (Real)</text:p>
          </table:table-cell>
          <table:table-cell office:value-type="string" calcext:value-type="string">
            <text:p>Fórum: Diagrama de casos de uso para o biblioteca - até 03/10 (Real)</text:p>
          </table:table-cell>
          <table:table-cell office:value-type="string" calcext:value-type="string">
            <text:p>Atividades do fórum total (Real)</text:p>
          </table:table-cell>
          <table:table-cell office:value-type="string" calcext:value-type="string">
            <text:p>Benjamin total (Real)</text:p>
          </table:table-cell>
          <table:table-cell office:value-type="string" calcext:value-type="string">
            <text:p>P1 (Real)</text:p>
          </table:table-cell>
          <table:table-cell office:value-type="string" calcext:value-type="string">
            <text:p>P2 (Real)</text:p>
          </table:table-cell>
          <table:table-cell office:value-type="string" calcext:value-type="string">
            <text:p>Tatiana total (Real)</text:p>
          </table:table-cell>
          <table:table-cell office:value-type="string" calcext:value-type="string">
            <text:p>REC (Real)</text:p>
          </table:table-cell>
          <table:table-cell office:value-type="string" calcext:value-type="string">
            <text:p>Presença: Presença (Real)</text:p>
          </table:table-cell>
          <table:table-cell office:value-type="string" calcext:value-type="string">
            <text:p>Total do curso (Real)</text:p>
          </table:table-cell>
          <table:table-cell office:value-type="string" calcext:value-type="string">
            <text:p>Último download realizado neste curs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-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.3" calcext:value-type="float">
            <text:p>4,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8" calcext:value-type="float">
            <text:p>2,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1.5" calcext:value-type="float">
            <text:p>1,5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,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9" calcext:value-type="float">
            <text:p>8,9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3.8" calcext:value-type="float">
            <text:p>3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5.5" calcext:value-type="float">
            <text:p>5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.9" calcext:value-type="float">
            <text:p>2,9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9" calcext:value-type="float">
            <text:p>8,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7.1" calcext:value-type="float">
            <text:p>7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5.9" calcext:value-type="float">
            <text:p>5,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7.1" calcext:value-type="float">
            <text:p>7,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,4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3.3" calcext:value-type="float">
            <text:p>3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3" calcext:value-type="float">
            <text:p>5,3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7" calcext:value-type="float">
            <text:p>5,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,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608</text:p>
          </table:table-cell>
          <table:table-cell office:value-type="string" calcext:value-type="string">
            <text:p>Engenharia de Transportes e Logística [Campus Joinville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2" calcext:value-type="float">
            <text:p>5,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601</text:p>
          </table:table-cell>
          <table:table-cell office:value-type="string" calcext:value-type="string">
            <text:p>Ciência e Tecnologia (Campus de Joinville]</text:p>
          </table:table-cell>
          <table:table-cell office:value-type="float" office:value="40" calcext:value-type="float">
            <text:p>40</text:p>
          </table:table-cell>
          <table:table-cell table:number-columns-repeated="18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887600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605</text:p>
          </table:table-cell>
          <table:table-cell office:value-type="string" calcext:value-type="string">
            <text:p>Engenharia Mecatrônica [Campus Joinville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,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688760004</text:p>
          </table:table-cell>
        </table:table-row>
      </table:table>
      <table:named-expressions/>
      <table:database-ranges>
        <table:database-range table:name="__Anonymous_Sheet_DB__0" table:target-range-address="Notas.A1:Notas.A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3-07-07">00/00/0000</text:date>, <text:time style:data-style-name="N2" text:time-value="17:00:15.78100000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 LibreOffice_project/23edc44b61b830b7d749943e020e96f5a7df63bf</meta:generator>
    <meta:initial-creator>Benjamin Grando Moreira</meta:initial-creator>
    <meta:creation-date>2023-07-07T17:00:04</meta:creation-date>
    <dc:date>2023-07-07T17:01:20.083000000</dc:date>
    <meta:editing-duration>PT1M4S</meta:editing-duration>
    <meta:editing-cycles>1</meta:editing-cycles>
    <meta:document-statistic meta:table-count="1" meta:cell-count="1304" meta:object-count="0"/>
  </office:meta>
</office:document-meta>
</file>